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Text" svg:font-family="'Google Sans Text', arial, sans-serif"/>
    <style:font-face style:name="Nunito" svg:font-family="Nunito, sans-serif"/>
    <style:font-face style:name="apple-system" svg:font-family="apple-system, BlinkMacSystemFont, 'Segoe UI', Roboto, Oxygen-Sans, Ubuntu, Cantarell,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style:contextual-spacing="false" fo:line-height="150%"/>
    </style:style>
    <style:style style:name="P2" style:family="paragraph" style:parent-style-name="Standard">
      <style:paragraph-properties fo:margin-top="0.0398in" fo:margin-bottom="0.0398in" style:contextual-spacing="false" fo:line-height="150%"/>
      <style:text-properties officeooo:paragraph-rsid="0017b567"/>
    </style:style>
    <style:style style:name="P3" style:family="paragraph" style:parent-style-name="Text_20_body">
      <style:paragraph-properties fo:margin-left="0.3937in" fo:margin-right="0in" fo:text-indent="-0.3937in" style:auto-text-indent="false"/>
    </style:style>
    <style:style style:name="P4" style:family="paragraph" style:parent-style-name="Text_20_body">
      <style:paragraph-properties fo:break-before="page"/>
    </style:style>
    <style:style style:name="P5" style:family="paragraph" style:parent-style-name="Text_20_body">
      <style:paragraph-properties fo:margin-left="0in" fo:margin-right="0in" fo:text-indent="0in" style:auto-text-indent="false"/>
    </style:style>
    <style:style style:name="T1" style:family="text">
      <style:text-properties officeooo:rsid="0010e866"/>
    </style:style>
    <style:style style:name="T2" style:family="text">
      <style:text-properties officeooo:rsid="0010e954"/>
    </style:style>
    <style:style style:name="T3" style:family="text">
      <style:text-properties officeooo:rsid="00127de4"/>
    </style:style>
    <style:style style:name="T4" style:family="text">
      <style:text-properties officeooo:rsid="00133c81"/>
    </style:style>
    <style:style style:name="T5" style:family="text">
      <style:text-properties officeooo:rsid="00150ad0"/>
    </style:style>
    <style:style style:name="T6" style:family="text">
      <style:text-properties officeooo:rsid="00163071"/>
    </style:style>
    <style:style style:name="T7" style:family="text">
      <style:text-properties officeooo:rsid="0016455b"/>
    </style:style>
    <style:style style:name="T8" style:family="text">
      <style:text-properties fo:font-style="italic"/>
    </style:style>
    <style:style style:name="T9" style:family="text">
      <style:text-properties officeooo:rsid="0017b0a6"/>
    </style:style>
    <style:style style:name="T10" style:family="text">
      <style:text-properties officeooo:rsid="0017b567"/>
    </style:style>
    <style:style style:name="T11" style:family="text">
      <style:text-properties officeooo:rsid="00188ea8"/>
    </style:style>
    <style:style style:name="T12" style:family="text">
      <style:text-properties officeooo:rsid="001a7e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SEO, as I noted in my last essay, is essential to boosting your your website. It can make or break if you have visitors, how many visitors, and how long. In my last essay, I spoke about the things you can do on and off the internet and how to have repeat visitors. This essay, I will take a look at what exactly you can do in your source code and what is trending in the way your sit is analyzed.</text:span></text:p>
      <text:p text:style-name="P1"><text:tab/><text:span text:style-name="T1">First, you want to validate your code for search engine crawling. Crawling is the process by which search engines discover updated content on the web, such as new sites or pages, and changes to existing sites. </text:span><text:span text:style-name="T2">By validating your code, you can ensure readability for the computer in order to best index it. If it doesn’t validate, you can go in and fix it yourself, or hire someone. </text:span></text:p>
      <text:p text:style-name="P1"><text:tab/><text:span text:style-name="T2">One of the most important codes is your title. Every result you see in a search engine is </text:span><text:span text:style-name="T3">found</text:span><text:span text:style-name="T2"> </text:span><text:span text:style-name="T3">by</text:span><text:span text:style-name="T2"> the title tag. </text:span><text:span text:style-name="T3">You definitely should include keywords but not so many that it will confuse your readers. This way, it’s easy and accessible for both humans and computers to read. </text:span><text:span text:style-name="T4">This also includes meta description tags. </text:span><text:span text:style-name="T5">Over at Michigan Tech, </text:span><text:span text:style-name="T6">they write “[description metadata] is is the textual description that a browser may use in your page search return”. T</text:span><text:span text:style-name="T5">hey recommend you put a short key phrase in there as well to help computers find your page. <text:tab/></text:span></text:p>
      <text:p text:style-name="P1"><text:tab/><text:span text:style-name="T5">There are two elements in your body that should be talked about. Your headings and your alt-tags in your images. Kaumil Patel, of GreenGeeks, provides a hierchy of header tags, “&lt;h1&gt;&lt;/h1&gt; – usually reserved for webpage titles. </text:span>&lt;h2&gt;&lt;/h2&gt; – highlights the topic of the title. &lt;h3&gt;&lt;/h3&gt; – reflects points in regards to the topic. &lt;h4&gt;&lt;/h4&gt; – supports points from &lt;h3&gt;.</text:p>
      <text:p text:style-name="P1">&lt;h5&gt;&lt;/h5&gt; – not often used, but great for supporting points of &lt;h4&gt;.” <text:span text:style-name="T5">He writes that on every layer you should use different but relevant tags. </text:span><text:span text:style-name="T6">The other important thing is </text:span><text:span text:style-name="T7">image </text:span><text:span text:style-name="T6">alt-tags. Check to make sure that these are concise and specific. </text:span><text:span text:style-name="T7">These don’t need to be super long, but they do have to tell the search engine what the general idea of the image is. </text:span></text:p>
      <text:p text:style-name="P2"><text:tab/><text:span text:style-name="T7">When we’re talking trends in the 2022 era, we’re talking about regular page maintenance. The trends are many, and it’s important you look to them when updating </text:span><text:span text:style-name="T11">and maintaining </text:span><text:span text:style-name="T7">your page. Making sure your HTML is up to scratch is just the basics. Dileep Thekkethil, </text:span><text:span text:style-name="T9">of Stan Ventures, identifies some of these trends in the upcoming year. </text:span><text:span text:style-name="T10">He writes first that “Video SEO Gets Two Dedicated Structured Data”, in other words, there are now two new ways you can display the info to the search engine. “For Clip Markup to function,” </text:span><text:span text:style-name="T7">Thekkethil </text:span><text:span text:style-name="T10">writes “you must manually tell Google what timestamp and label to use when displaying the key moments.” The next way is Seek Video Markup. </text:span><text:span text:style-name="T7">Thekkethil </text:span><text:span text:style-name="T10">writes, “It tells Google how a URL structure works so that Google can automatically display key moments identified for your video, using the following properties in your </text:span><text:soft-page-break/><text:span text:style-name="T10">VideoObject”. </text:span><text:span text:style-name="T11">He also writes on what the theme of 2022 will be – prioritizing the search intent and user behavior. Mary Hynes, CEO of Marie Haynes Consulting Inc., admits that in order to ace SEO in 2022, you’ll need to be excellent in providing the right information to users. </text:span><text:span text:style-name="T12">Brands will need to listen to their audience over <text:s/>promoting products and services. </text:span></text:p>
      <text:p text:style-name="P2"><text:tab/><text:span text:style-name="T12">Put</text:span> these SEO strategies on your website and stay ahead of your competitors. <text:span text:style-name="T12">Make sure you’re implementing the basics, as well as staying ahead of the curve.</text:span></text:p>
      <text:p text:style-name="P4">Author, No. “Five Ways to Improve Your Site's Ranking (SEO).” <text:span text:style-name="T8">Michigan Technological University</text:span>, =, 4 Oct. 2021, https://www.mtu.edu/umc/services/websites/seo/. </text:p>
      <text:p text:style-name="P3">Patel, Kaumil. “The 10 Most Important HTML Tags You Need to Know for Seo.” <text:span text:style-name="T8">GreenGeeks Blog</text:span>, 11 Nov. 2019, https://www.greengeeks.com/blog/html-tags-for-seo/. </text:p>
      <text:p text:style-name="P3">Patel, Neil. “How to Make Your Website Source Code Optimized for Seo.” <text:span text:style-name="T8">Www.neilpatel.com/</text:span>, 18 June 2021, https://neilpatel.com/blog/website-source-code-seo/. </text:p>
      <text:p text:style-name="P5"/>
      <text:p text:style-name="P3">Thekkethil, Dileep. “13 Biggest Seo Trends of 2022 (Updated List).” <text:span text:style-name="T8">Stan Ventures</text:span>, Stan Ventures, 8 Dec. 2021, https://www.stanventures.com/blog/seo-trends/.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Text" svg:font-family="'Google Sans Text', arial, sans-serif"/>
    <style:font-face style:name="Nunito" svg:font-family="Nunito, sans-serif"/>
    <style:font-face style:name="apple-system" svg:font-family="apple-system, BlinkMacSystemFont, 'Segoe UI', Roboto, Oxygen-Sans, Ubuntu, Cantarell,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6:57:08.376000000</meta:creation-date>
    <meta:generator>LibreOffice/7.0.5.2$Windows_X86_64 LibreOffice_project/64390860c6cd0aca4beafafcfd84613dd9dfb63a</meta:generator>
    <dc:date>2021-12-13T21:16:38.787000000</dc:date>
    <meta:editing-duration>PT6M50S</meta:editing-duration>
    <meta:editing-cycles>3</meta:editing-cycles>
    <meta:document-statistic meta:table-count="0" meta:image-count="0" meta:object-count="0" meta:page-count="3" meta:paragraph-count="11" meta:word-count="673" meta:character-count="4077" meta:non-whitespace-character-count="3393"/>
  </office:meta>
</office:document-meta>
</file>